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Bitstream Charter" fo:font-size="14pt" style:font-size-asian="14pt" style:font-size-complex="14pt"/>
    </style:style>
    <style:style style:name="P2" style:family="paragraph" style:parent-style-name="Standard">
      <style:paragraph-properties fo:line-height="150%" fo:text-align="center" style:justify-single-word="false"/>
      <style:text-properties style:font-name="Bitstream Charter" fo:font-size="14pt" style:font-size-asian="14pt" style:font-size-complex="14pt"/>
    </style:style>
    <style:style style:name="P3" style:family="paragraph" style:parent-style-name="Standard">
      <style:paragraph-properties fo:line-height="150%" fo:text-align="justify" style:justify-single-word="false"/>
    </style:style>
    <style:style style:name="P4" style:family="paragraph" style:parent-style-name="Heading_20_1">
      <style:paragraph-properties fo:line-height="150%" fo:text-align="center" style:justify-single-word="false"/>
      <style:text-properties style:font-name="Bitstream Charter" fo:font-size="48pt" style:font-size-asian="48pt" style:font-size-complex="48pt"/>
    </style:style>
    <style:style style:name="T1" style:family="text">
      <style:text-properties style:font-name="Bitstream Charter" fo:font-size="14pt" style:font-size-asian="14pt" style:font-size-complex="14pt"/>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u kannst mithelfen!</text:h>
      <text:p text:style-name="P1"/>
      <text:p text:style-name="P1">Wir würden gerne mehr OpenLab-Termine anbieten. Dafür brauchen wir aber Mithelfer, die den Besuchern das FabLab und die Bedienung der Maschinen erklären.</text:p>
      <text:p text:style-name="P1"/>
      <text:p text:style-name="P1">Wenn du den Lasercutter bedienen kannst, hast du bereits das nötige Wissen. Wenn nicht, bringen wir es dir gerne bei. Dir stehen natürlich erfahrene Betreuer zur Seite, falls du Fragen hast oder etwas bestimmtes nicht weißt.</text:p>
      <text:p text:style-name="P1"/>
      <text:p text:style-name="P3"><text:span text:style-name="T1">Wann hättest du Zeit? Sprich uns an oder maile an kontakt@fablab.fau.de! Übliche Termine sind der Freitag Abend und Samstag Nachmittag.</text:span></text:p>
      <text:p text:style-name="P1"/>
      <text:p text:style-name="P1"/>
      <text:p text:style-name="P1">Vielen Dank,</text:p>
      <text:p text:style-name="P1"><text:span text:style-name="T2">dein FabLab-Team</text:span></text:p>
      <text:p text:style-name="P1"/>
      <text:p text:style-name="P1"/>
      <text:p text:style-name="P1"/>
      <text:p text:style-name="P1"/>
      <text:p text:style-name="P1"/>
      <text:p text:style-name="P1"/>
      <text:p text:style-name="P1"/>
      <text:p text:style-name="P1"/>
      <text:p text:style-name="P2">https://fablab.fau.de/wiki/organisation/mitma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2T12:11:14</meta:creation-date>
    <meta:print-date>2014-03-22T12:54:14</meta:print-date>
    <dc:date>2014-03-22T12:54:34</dc:date>
    <meta:editing-duration>PT13M</meta:editing-duration>
    <meta:editing-cycles>1</meta:editing-cycles>
    <meta:document-statistic meta:table-count="0" meta:image-count="0" meta:object-count="0" meta:page-count="1" meta:paragraph-count="7" meta:word-count="86" meta:character-count="609" meta:non-whitespace-character-count="530"/>
    <meta:generator>LibreOffice/3.5$Linux_X86_64 LibreOffice_project/350m1$Build-2</meta:generator>
  </office:meta>
</office:document-meta>
</file>